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
      <text:p text:style-name="p4"><text:span text:style-name="c0"> </text:span></text:p>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span></text:p>
      <text:p text:style-name="p4"/>
      <text:p text:style-name="p1"><text:span text:style-name="c6">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text:span text:style-name="c0"> </text:span></text:p>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Some examples from lit?). <text:s/>For example, Kaltenborn (1998) suggest in their study that people develop strong place-attachments to aesthetically pleasing environments. <text:s/>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attachment that helps them rebuild after a traumatic event. <text:s/></text:span></text:p>
      <text:p text:style-name="p4"/>
      <text:p text:style-name="p4"/>
      <text:p text:style-name="p4"><text:span text:style-name="c0">3.6: Knowledge: Personal, Formal, and in Story Form </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Place meaning,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text:span text:style-name="c0"><text:tab/>Brehm, Eisenhauer, &amp; Stedman (2013, pg) found that place-meanings in particular, are “a strong predictor of environmental concern due to their inclusion of self and nature.” <text:s/></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text:s/>Klisch et al. (2012) conducted a study in which students learned about inhalants as body pollutants by playing an online science game. The pre-test included a collection of demographic information and an assessment of students’ existing knowledge on inhalants; the same test was administered as a post-test 3 days after the final gaming session. </text:span></text:p>
      <text:p text:style-name="p4"><text:span text:style-name="c0"><text:tab/>These tests used multiple choice questions (Klisch et al. 2012) </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text:span></text:p>
      <text:p text:style-name="p1"/>
      <text:p text:style-name="p1"/>
    </office:text>
  </office:body>
</office:document-content>
</file>